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6pt" style:font-size-asian="16pt" style:font-size-complex="16pt"/>
    </style:style>
    <style:style style:name="P3" style:parent-style-name="ListParagraph" style:list-style-name="LFO1" style:family="paragraph">
      <style:text-properties fo:font-size="12pt" style:font-size-asian="12pt" style:font-size-complex="12pt"/>
    </style:style>
    <style:style style:name="P4" style:parent-style-name="ListParagraph" style:list-style-name="LFO1" style:family="paragraph">
      <style:text-properties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Normal" style:family="paragraph">
      <style:text-properties fo:font-weight="bold" style:font-weight-asian="bold" fo:font-size="14pt" style:font-size-asian="14pt" style:font-size-complex="12pt"/>
    </style:style>
    <style:style style:name="P9" style:parent-style-name="ListParagraph" style:list-style-name="LFO2" style:family="paragraph">
      <style:text-properties fo:font-size="12pt" style:font-size-asian="12pt" style:font-size-complex="12pt"/>
    </style:style>
    <style:style style:name="P10" style:parent-style-name="ListParagraph" style:list-style-name="LFO2" style:family="paragraph">
      <style:text-properties fo:font-size="12pt" style:font-size-asian="12pt" style:font-size-complex="12pt"/>
    </style:style>
    <style:style style:name="P11" style:parent-style-name="ListParagraph" style:list-style-name="LFO2" style:family="paragraph">
      <style:text-properties fo:font-size="12pt" style:font-size-asian="12pt" style:font-size-complex="12pt"/>
    </style:style>
    <style:style style:name="P12" style:parent-style-name="ListParagraph" style:list-style-name="LFO2" style:family="paragraph">
      <style:text-properties fo:font-size="12pt" style:font-size-asian="12pt" style:font-size-complex="12pt"/>
    </style:style>
    <style:style style:name="P13" style:parent-style-name="ListParagraph" style:list-style-name="LFO2" style:family="paragraph">
      <style:text-properties fo:font-size="12pt" style:font-size-asian="12pt" style:font-size-complex="12pt"/>
    </style:style>
    <style:style style:name="P14" style:parent-style-name="ListParagraph" style:list-style-name="LFO2" style:family="paragraph">
      <style:text-properties fo:font-size="12pt" style:font-size-asian="12pt" style:font-size-complex="12pt"/>
    </style:style>
    <style:style style:name="P15" style:parent-style-name="ListParagraph" style:list-style-name="LFO2" style:family="paragraph">
      <style:text-properties fo:font-size="12pt" style:font-size-asian="12pt" style:font-size-complex="12pt"/>
    </style:style>
    <style:style style:name="P16" style:parent-style-name="ListParagraph" style:list-style-name="LFO2" style:family="paragraph">
      <style:text-properties fo:font-size="12pt" style:font-size-asian="12pt" style:font-size-complex="12pt"/>
    </style:style>
    <style:style style:name="P17" style:parent-style-name="ListParagraph" style:list-style-name="LFO2" style:family="paragraph">
      <style:text-properties fo:font-size="12pt" style:font-size-asian="12pt" style:font-size-complex="12pt"/>
    </style:style>
    <style:style style:name="P18" style:parent-style-name="ListParagraph" style:list-style-name="LFO2" style:family="paragraph">
      <style:text-properties fo:font-size="12pt" style:font-size-asian="12pt" style:font-size-complex="12pt"/>
    </style:style>
    <style:style style:name="P19" style:parent-style-name="ListParagraph" style:list-style-name="LFO2" style:family="paragraph">
      <style:text-properties fo:font-size="12pt" style:font-size-asian="12pt" style:font-size-complex="12pt"/>
    </style:style>
    <style:style style:name="P20" style:parent-style-name="ListParagraph" style:list-style-name="LFO2" style:family="paragraph">
      <style:text-properties fo:font-size="12pt" style:font-size-asian="12pt" style:font-size-complex="12pt"/>
    </style:style>
    <style:style style:name="P21" style:parent-style-name="ListParagraph" style:list-style-name="LFO2" style:family="paragraph">
      <style:text-properties fo:font-size="12pt" style:font-size-asian="12pt" style:font-size-complex="12pt"/>
    </style:style>
    <style:style style:name="P22" style:parent-style-name="ListParagraph" style:list-style-name="LFO2" style:family="paragraph">
      <style:text-properties fo:font-size="12pt" style:font-size-asian="12pt" style:font-size-complex="12pt"/>
    </style:style>
    <style:style style:name="P23" style:parent-style-name="ListParagraph" style:list-style-name="LFO2" style:family="paragraph">
      <style:text-properties fo:font-size="12pt" style:font-size-asian="12pt" style:font-size-complex="12pt"/>
    </style:style>
    <style:style style:name="P24" style:parent-style-name="ListParagraph" style:list-style-name="LFO2" style:family="paragraph">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ListParagraph" style:list-style-name="LFO2" style:family="paragraph">
      <style:text-properties fo:font-size="12pt" style:font-size-asian="12pt" style:font-size-complex="12pt"/>
    </style:style>
    <style:style style:name="P27" style:parent-style-name="ListParagraph" style:list-style-name="LFO2" style:family="paragraph">
      <style:text-properties fo:font-size="12pt" style:font-size-asian="12pt" style:font-size-complex="12pt"/>
    </style:style>
    <style:style style:name="P28" style:parent-style-name="ListParagraph" style:list-style-name="LFO2" style:family="paragraph">
      <style:text-properties fo:font-size="12pt" style:font-size-asian="12pt" style:font-size-complex="12pt"/>
    </style:style>
    <style:style style:name="P29" style:parent-style-name="ListParagraph" style:list-style-name="LFO2" style:family="paragraph">
      <style:text-properties fo:font-size="12pt" style:font-size-asian="12pt" style:font-size-complex="12pt"/>
    </style:style>
    <style:style style:name="P30" style:parent-style-name="ListParagraph" style:list-style-name="LFO2" style:family="paragraph">
      <style:text-properties fo:font-size="12pt" style:font-size-asian="12pt" style:font-size-complex="12pt"/>
    </style:style>
    <style:style style:name="P31" style:parent-style-name="ListParagraph" style:list-style-name="LFO2" style:family="paragraph">
      <style:text-properties fo:font-size="12pt" style:font-size-asian="12pt" style:font-size-complex="12pt"/>
    </style:style>
    <style:style style:name="P32" style:parent-style-name="ListParagraph" style:list-style-name="LFO2" style:family="paragraph">
      <style:text-properties fo:font-size="12pt" style:font-size-asian="12pt" style:font-size-complex="12pt"/>
    </style:style>
    <style:style style:name="P33" style:parent-style-name="Normal" style:family="paragraph">
      <style:text-properties fo:font-weight="bold" style:font-weight-asian="bold" fo:font-size="14pt" style:font-size-asian="14pt" style:font-size-complex="12pt"/>
    </style:style>
    <style:style style:name="P34" style:parent-style-name="ListParagraph" style:list-style-name="LFO3" style:family="paragraph">
      <style:text-properties fo:font-size="12pt" style:font-size-asian="12pt"/>
    </style:style>
    <style:style style:name="P35" style:parent-style-name="Normal" style:family="paragraph">
      <style:text-properties fo:font-weight="bold" style:font-weight-asian="bold"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ListParagraph" style:list-style-name="LFO3" style:family="paragraph">
      <style:text-properties fo:font-size="12pt" style:font-size-asian="12pt"/>
    </style:style>
    <style:style style:name="P39" style:parent-style-name="ListParagraph" style:list-style-name="LFO3" style:family="paragraph">
      <style:text-properties fo:font-size="12pt" style:font-size-asian="12pt"/>
    </style:style>
    <style:style style:name="P40" style:parent-style-name="ListParagraph" style:list-style-name="LFO3" style:family="paragraph">
      <style:text-properties fo:font-size="12pt" style:font-size-asian="12pt"/>
    </style:style>
    <style:style style:name="P41" style:parent-style-name="ListParagraph" style:list-style-name="LFO3" style:family="paragraph">
      <style:text-properties fo:font-size="12pt" style:font-size-asian="12pt"/>
    </style:style>
    <style:style style:name="P42" style:parent-style-name="ListParagraph" style:list-style-name="LFO3" style:family="paragraph">
      <style:text-properties fo:font-size="12pt" style:font-size-asian="12pt"/>
    </style:style>
    <style:style style:name="P43" style:parent-style-name="ListParagraph" style:list-style-name="LFO3" style:family="paragraph">
      <style:text-properties fo:font-size="12pt" style:font-size-asian="12pt"/>
    </style:style>
    <style:style style:name="P44" style:parent-style-name="ListParagraph" style:list-style-name="LFO3" style:family="paragraph">
      <style:text-properties fo:font-size="12pt" style:font-size-asian="12pt"/>
    </style:style>
    <style:style style:name="P45" style:parent-style-name="ListParagraph" style:list-style-name="LFO3" style:family="paragraph">
      <style:text-properties fo:font-size="12pt" style:font-size-asian="12pt"/>
    </style:style>
    <style:style style:name="P46" style:parent-style-name="Normal" style:family="paragraph">
      <style:text-properties fo:font-weight="bold" style:font-weight-asian="bold" fo:font-size="12pt" style:font-size-asian="12pt"/>
    </style:style>
    <style:style style:name="P47" style:parent-style-name="ListParagraph" style:list-style-name="LFO4" style:family="paragraph">
      <style:text-properties fo:font-size="12pt" style:font-size-asian="12pt"/>
    </style:style>
    <style:style style:name="P48" style:parent-style-name="Normal" style:family="paragraph">
      <style:text-properties fo:font-weight="bold" style:font-weight-asian="bold" fo:font-size="12pt" style:font-size-asian="12pt"/>
    </style:style>
    <style:style style:name="P49" style:parent-style-name="ListParagraph" style:list-style-name="LFO4" style:family="paragraph">
      <style:text-properties fo:font-size="12pt" style:font-size-asian="12pt"/>
    </style:style>
    <style:style style:name="P50" style:parent-style-name="ListParagraph" style:list-style-name="LFO4" style:family="paragraph">
      <style:text-properties fo:font-size="12pt" style:font-size-asian="12pt"/>
    </style:style>
    <style:style style:name="P51" style:parent-style-name="ListParagraph" style:list-style-name="LFO4" style:family="paragraph">
      <style:text-properties fo:font-size="12pt" style:font-size-asian="12pt"/>
    </style:style>
    <style:style style:name="P52" style:parent-style-name="ListParagraph" style:list-style-name="LFO4" style:family="paragraph">
      <style:text-properties fo:font-size="12pt" style:font-size-asian="12pt"/>
    </style:style>
    <style:style style:name="P53" style:parent-style-name="ListParagraph" style:list-style-name="LFO4" style:family="paragraph">
      <style:text-properties fo:font-size="12pt" style:font-size-asian="12pt"/>
    </style:style>
    <style:style style:name="P54" style:parent-style-name="ListParagraph" style:list-style-name="LFO4" style:family="paragraph">
      <style:text-properties fo:font-size="12pt" style:font-size-asian="12pt"/>
    </style:style>
    <style:style style:name="P55" style:parent-style-name="ListParagraph" style:list-style-name="LFO4" style:family="paragraph">
      <style:text-properties fo:font-size="12pt" style:font-size-asian="12pt"/>
    </style:style>
    <style:style style:name="P56" style:parent-style-name="ListParagraph" style:list-style-name="LFO4" style:family="paragraph">
      <style:text-properties fo:font-size="12pt" style:font-size-asian="12pt"/>
    </style:style>
    <style:style style:name="P57" style:parent-style-name="ListParagraph" style:list-style-name="LFO4" style:family="paragraph">
      <style:text-properties fo:font-size="12pt" style:font-size-asian="12pt"/>
    </style:style>
    <style:style style:name="P58" style:parent-style-name="Normal" style:family="paragraph">
      <style:text-properties fo:font-weight="bold" style:font-weight-asian="bold" fo:font-size="12pt" style:font-size-asian="12pt"/>
    </style:style>
    <style:style style:name="P59" style:parent-style-name="ListParagraph" style:list-style-name="LFO5" style:family="paragraph"/>
    <style:style style:name="T60" style:parent-style-name="DefaultParagraphFont" style:family="text">
      <style:text-properties fo:font-size="12pt" style:font-size-asian="12pt"/>
    </style:style>
    <style:style style:name="T61" style:parent-style-name="DefaultParagraphFont" style:family="text">
      <style:text-properties fo:font-size="12pt" style:font-size-asian="12pt"/>
    </style:style>
    <style:style style:name="P62" style:parent-style-name="ListParagraph" style:list-style-name="LFO5" style:family="paragraph"/>
    <style:style style:name="T63" style:parent-style-name="DefaultParagraphFont" style:family="text">
      <style:text-properties fo:font-size="12pt" style:font-size-asian="12pt"/>
    </style:style>
    <style:style style:name="P64" style:parent-style-name="ListParagraph" style:list-style-name="LFO5" style:family="paragraph"/>
    <style:style style:name="T65" style:parent-style-name="DefaultParagraphFont" style:family="text">
      <style:text-properties fo:font-size="12pt" style:font-size-asian="12pt"/>
    </style:style>
    <style:style style:name="T66" style:parent-style-name="DefaultParagraphFont" style:family="text">
      <style:text-properties fo:font-size="12pt" style:font-size-asian="12pt"/>
    </style:style>
    <style:style style:name="P67" style:parent-style-name="ListParagraph" style:list-style-name="LFO5" style:family="paragraph"/>
    <style:style style:name="T68" style:parent-style-name="DefaultParagraphFont" style:family="text">
      <style:text-properties fo:font-size="12pt" style:font-size-asian="12pt"/>
    </style:style>
    <style:style style:name="P69" style:parent-style-name="ListParagraph" style:list-style-name="LFO5" style:family="paragraph"/>
    <style:style style:name="T70" style:parent-style-name="DefaultParagraphFont" style:family="text">
      <style:text-properties fo:font-size="12pt" style:font-size-asian="12pt"/>
    </style:style>
    <style:style style:name="P71" style:parent-style-name="ListParagraph" style:list-style-name="LFO5" style:family="paragraph"/>
    <style:style style:name="T72" style:parent-style-name="DefaultParagraphFont" style:family="text">
      <style:text-properties fo:font-size="12pt" style:font-size-asian="12pt"/>
    </style:style>
    <style:style style:name="T73" style:parent-style-name="DefaultParagraphFont" style:family="text">
      <style:text-properties fo:font-size="12pt" style:font-size-asian="12pt"/>
    </style:style>
    <style:style style:name="P74" style:parent-style-name="ListParagraph" style:list-style-name="LFO5" style:family="paragraph"/>
    <style:style style:name="T75" style:parent-style-name="DefaultParagraphFont" style:family="text">
      <style:text-properties fo:font-size="12pt" style:font-size-asian="12pt"/>
    </style:style>
    <style:style style:name="T76" style:parent-style-name="DefaultParagraphFont" style:family="text">
      <style:text-properties fo:font-size="12pt" style:font-size-asian="12pt"/>
    </style:style>
    <style:style style:name="P77" style:parent-style-name="ListParagraph" style:list-style-name="LFO5" style:family="paragraph"/>
    <style:style style:name="T78" style:parent-style-name="DefaultParagraphFont" style:family="text">
      <style:text-properties fo:font-size="12pt" style:font-size-asian="12pt"/>
    </style:style>
    <style:style style:name="T79" style:parent-style-name="DefaultParagraphFont" style:family="text">
      <style:text-properties fo:font-size="12pt" style:font-size-asian="12pt"/>
    </style:style>
    <style:style style:name="P80" style:parent-style-name="ListParagraph" style:list-style-name="LFO5" style:family="paragraph"/>
    <style:style style:name="T81" style:parent-style-name="DefaultParagraphFont" style:family="text">
      <style:text-properties fo:font-size="12pt" style:font-size-asian="12pt"/>
    </style:style>
    <style:style style:name="P82" style:parent-style-name="ListParagraph" style:list-style-name="LFO5" style:family="paragraph"/>
    <style:style style:name="T83" style:parent-style-name="DefaultParagraphFont" style:family="text">
      <style:text-properties fo:font-size="12pt" style:font-size-asian="12pt"/>
    </style:style>
    <style:style style:name="T84" style:parent-style-name="DefaultParagraphFont" style:family="text">
      <style:text-properties fo:font-size="12pt" style:font-size-asian="12pt"/>
    </style:style>
    <style:style style:name="P85" style:parent-style-name="ListParagraph" style:list-style-name="LFO5" style:family="paragraph"/>
    <style:style style:name="T86" style:parent-style-name="DefaultParagraphFont" style:family="text">
      <style:text-properties fo:font-size="12pt" style:font-size-asian="12pt"/>
    </style:style>
    <style:style style:name="T87" style:parent-style-name="DefaultParagraphFont" style:family="text">
      <style:text-properties fo:font-size="12pt" style:font-size-asian="12pt"/>
    </style:style>
    <style:style style:name="P88" style:parent-style-name="ListParagraph" style:list-style-name="LFO5" style:family="paragraph"/>
    <style:style style:name="T89" style:parent-style-name="DefaultParagraphFont" style:family="text">
      <style:text-properties fo:font-size="12pt" style:font-size-asian="12pt"/>
    </style:style>
    <style:style style:name="T90" style:parent-style-name="DefaultParagraphFont" style:family="text">
      <style:text-properties fo:font-size="12pt" style:font-size-asian="12pt"/>
    </style:style>
    <style:style style:name="P91" style:parent-style-name="ListParagraph" style:list-style-name="LFO5" style:family="paragraph"/>
    <style:style style:name="T92" style:parent-style-name="DefaultParagraphFont" style:family="text">
      <style:text-properties fo:font-size="12pt" style:font-size-asian="12pt"/>
    </style:style>
    <style:style style:name="P93" style:parent-style-name="Normal" style:family="paragraph">
      <style:text-properties fo:font-weight="bold" style:font-weight-asian="bold" fo:font-size="12pt" style:font-size-asian="12pt"/>
    </style:style>
    <style:style style:name="P94" style:parent-style-name="ListParagraph" style:list-style-name="LFO6" style:family="paragraph">
      <style:text-properties fo:font-size="12pt" style:font-size-asian="12pt"/>
    </style:style>
    <style:style style:name="P95" style:parent-style-name="ListParagraph" style:list-style-name="LFO6" style:family="paragraph">
      <style:text-properties fo:font-size="12pt" style:font-size-asian="12pt"/>
    </style:style>
    <style:style style:name="P96" style:parent-style-name="ListParagraph" style:list-style-name="LFO6" style:family="paragraph">
      <style:text-properties fo:font-size="12pt" style:font-size-asian="12pt"/>
    </style:style>
    <style:style style:name="P97" style:parent-style-name="ListParagraph" style:list-style-name="LFO6" style:family="paragraph">
      <style:text-properties fo:font-size="12pt" style:font-size-asian="12pt"/>
    </style:style>
    <style:style style:name="P98" style:parent-style-name="ListParagraph" style:list-style-name="LFO6" style:family="paragraph">
      <style:text-properties fo:font-size="12pt" style:font-size-asian="12pt"/>
    </style:style>
    <style:style style:name="P99" style:parent-style-name="ListParagraph" style:list-style-name="LFO6" style:family="paragraph">
      <style:text-properties fo:font-size="12pt" style:font-size-asian="12pt"/>
    </style:style>
    <style:style style:name="P100" style:parent-style-name="ListParagraph" style:list-style-name="LFO6" style:family="paragraph">
      <style:text-properties fo:font-size="12pt" style:font-size-asian="12pt"/>
    </style:style>
    <style:style style:name="P101" style:parent-style-name="ListParagraph" style:list-style-name="LFO6" style:family="paragraph">
      <style:text-properties fo:font-size="12pt" style:font-size-asian="12pt"/>
    </style:style>
    <style:style style:name="P102" style:parent-style-name="ListParagraph" style:list-style-name="LFO6" style:family="paragraph">
      <style:text-properties fo:font-size="12pt" style:font-size-asian="12pt"/>
    </style:style>
    <style:style style:name="P103" style:parent-style-name="ListParagraph" style:list-style-name="LFO6" style:family="paragraph">
      <style:text-properties fo:font-size="12pt" style:font-size-asian="12pt"/>
    </style:style>
    <style:style style:name="P104" style:parent-style-name="ListParagraph" style:list-style-name="LFO6" style:family="paragraph">
      <style:text-properties fo:font-size="12pt" style:font-size-asian="12pt"/>
    </style:style>
    <style:style style:name="P105" style:parent-style-name="ListParagraph" style:list-style-name="LFO6" style:family="paragraph">
      <style:text-properties fo:font-size="12pt" style:font-size-asian="12pt"/>
    </style:style>
    <style:style style:name="P106" style:parent-style-name="ListParagraph" style:list-style-name="LFO6" style:family="paragraph">
      <style:text-properties fo:font-size="12pt" style:font-size-asian="12pt"/>
    </style:style>
    <style:style style:name="P107" style:parent-style-name="ListParagraph" style:list-style-name="LFO6" style:family="paragraph">
      <style:text-properties fo:font-size="12pt" style:font-size-asian="12pt"/>
    </style:style>
    <style:style style:name="P108" style:parent-style-name="ListParagraph" style:list-style-name="LFO6" style:family="paragraph">
      <style:text-properties fo:font-size="12pt" style:font-size-asian="12pt"/>
    </style:style>
    <style:style style:name="P109" style:parent-style-name="ListParagraph" style:list-style-name="LFO6" style:family="paragraph">
      <style:text-properties fo:font-size="12pt" style:font-size-asian="12pt"/>
    </style:style>
    <style:style style:name="P110" style:parent-style-name="ListParagraph" style:list-style-name="LFO6" style:family="paragraph">
      <style:text-properties fo:font-size="12pt" style:font-size-asian="12pt"/>
    </style:style>
    <style:style style:name="P111" style:parent-style-name="ListParagraph" style:list-style-name="LFO6" style:family="paragraph">
      <style:text-properties fo:font-size="12pt" style:font-size-asian="12pt"/>
    </style:style>
    <style:style style:name="P112" style:parent-style-name="ListParagraph" style:list-style-name="LFO6" style:family="paragraph">
      <style:text-properties fo:font-size="12pt" style:font-size-asian="12pt"/>
    </style:style>
    <style:style style:name="P113" style:parent-style-name="ListParagraph" style:list-style-name="LFO6" style:family="paragraph">
      <style:text-properties fo:font-size="12pt" style:font-size-asian="12pt"/>
    </style:style>
    <style:style style:name="P114" style:parent-style-name="ListParagraph" style:list-style-name="LFO6" style:family="paragraph">
      <style:text-properties fo:font-size="12pt" style:font-size-asian="12pt"/>
    </style:style>
    <style:style style:name="P115" style:parent-style-name="Normal" style:family="paragraph">
      <style:text-properties fo:font-size="12pt" style:font-size-asian="12pt"/>
    </style:style>
    <style:style style:name="P116" style:parent-style-name="Normal" style:family="paragraph">
      <style:text-properties fo:font-weight="bold" style:font-weight-asian="bold" fo:font-size="14pt" style:font-size-asian="14pt"/>
    </style:style>
    <style:style style:name="P117" style:parent-style-name="ListParagraph" style:list-style-name="LFO7" style:family="paragraph">
      <style:text-properties fo:font-size="12pt" style:font-size-asian="12pt"/>
    </style:style>
    <style:style style:name="P118" style:parent-style-name="ListParagraph" style:list-style-name="LFO7" style:family="paragraph">
      <style:text-properties fo:font-size="12pt" style:font-size-asian="12pt"/>
    </style:style>
    <style:style style:name="P119" style:parent-style-name="ListParagraph" style:list-style-name="LFO7" style:family="paragraph">
      <style:text-properties fo:font-size="12pt" style:font-size-asian="12pt"/>
    </style:style>
    <style:style style:name="P120" style:parent-style-name="ListParagraph" style:list-style-name="LFO7" style:family="paragraph">
      <style:text-properties fo:font-size="12pt" style:font-size-asian="12pt"/>
    </style:style>
    <style:style style:name="P121" style:parent-style-name="ListParagraph" style:list-style-name="LFO7" style:family="paragraph">
      <style:text-properties fo:font-size="12pt" style:font-size-asian="12pt"/>
    </style:style>
    <style:style style:name="P122" style:parent-style-name="ListParagraph" style:list-style-name="LFO7" style:family="paragraph">
      <style:text-properties fo:font-size="12pt" style:font-size-asian="12pt"/>
    </style:style>
    <style:style style:name="P123" style:parent-style-name="Normal" style:family="paragraph">
      <style:text-properties fo:font-weight="bold" style:font-weight-asian="bold" fo:font-size="12pt" style:font-size-asian="12pt"/>
    </style:style>
    <style:style style:name="P124" style:parent-style-name="ListParagraph" style:list-style-name="LFO8" style:family="paragraph">
      <style:text-properties fo:font-size="12pt" style:font-size-asian="12pt"/>
    </style:style>
    <style:style style:name="P125" style:parent-style-name="ListParagraph" style:list-style-name="LFO8" style:family="paragraph">
      <style:text-properties fo:font-size="12pt" style:font-size-asian="12pt"/>
    </style:style>
    <style:style style:name="P126" style:parent-style-name="ListParagraph" style:list-style-name="LFO8" style:family="paragraph">
      <style:text-properties fo:font-size="12pt" style:font-size-asian="12pt"/>
    </style:style>
    <style:style style:name="P127" style:parent-style-name="ListParagraph" style:list-style-name="LFO8" style:family="paragraph">
      <style:text-properties fo:font-size="12pt" style:font-size-asian="12pt"/>
    </style:style>
    <style:style style:name="P128" style:parent-style-name="ListParagraph" style:list-style-name="LFO8" style:family="paragraph">
      <style:text-properties fo:font-size="12pt" style:font-size-asian="12pt"/>
    </style:style>
    <style:style style:name="P129" style:parent-style-name="ListParagraph" style:list-style-name="LFO8" style:family="paragraph">
      <style:text-properties fo:font-size="12pt" style:font-size-asian="12pt"/>
    </style:style>
    <style:style style:name="P130" style:parent-style-name="ListParagraph" style:list-style-name="LFO8" style:family="paragraph">
      <style:text-properties fo:font-size="12pt" style:font-size-asian="12pt"/>
    </style:style>
    <style:style style:name="P131" style:parent-style-name="ListParagraph" style:list-style-name="LFO8" style:family="paragraph">
      <style:text-properties fo:font-size="12pt" style:font-size-asian="12pt"/>
    </style:style>
    <style:style style:name="P132" style:parent-style-name="ListParagraph" style:list-style-name="LFO8" style:family="paragraph">
      <style:text-properties fo:font-size="12pt" style:font-size-asian="12pt"/>
    </style:style>
    <style:style style:name="P133" style:parent-style-name="ListParagraph" style:list-style-name="LFO8" style:family="paragraph">
      <style:text-properties fo:font-size="12pt" style:font-size-asian="12pt"/>
    </style:style>
    <style:style style:name="P134" style:parent-style-name="ListParagraph" style:list-style-name="LFO8" style:family="paragraph">
      <style:text-properties fo:font-size="12pt" style:font-size-asian="12pt"/>
    </style:style>
    <style:style style:name="P135" style:parent-style-name="ListParagraph" style:list-style-name="LFO8" style:family="paragraph">
      <style:text-properties fo:font-size="12pt" style:font-size-asian="12pt"/>
    </style:style>
    <style:style style:name="P136" style:parent-style-name="ListParagraph" style:list-style-name="LFO8" style:family="paragraph">
      <style:text-properties fo:font-size="12pt" style:font-size-asian="12pt"/>
    </style:style>
    <style:style style:name="P137" style:parent-style-name="ListParagraph" style:list-style-name="LFO8" style:family="paragraph">
      <style:text-properties fo:font-size="12pt" style:font-size-asian="12pt"/>
    </style:style>
    <style:style style:name="P138" style:parent-style-name="ListParagraph" style:list-style-name="LFO8" style:family="paragraph">
      <style:text-properties fo:font-size="12pt" style:font-size-asian="12pt"/>
    </style:style>
    <style:style style:name="P139" style:parent-style-name="ListParagraph" style:list-style-name="LFO8" style:family="paragraph">
      <style:text-properties fo:font-size="12pt" style:font-size-asian="12pt"/>
    </style:style>
    <style:style style:name="P140" style:parent-style-name="ListParagraph" style:list-style-name="LFO8" style:family="paragraph">
      <style:text-properties fo:font-size="12pt" style:font-size-asian="12pt"/>
    </style:style>
    <style:style style:name="P141" style:parent-style-name="ListParagraph" style:list-style-name="LFO8" style:family="paragraph">
      <style:text-properties fo:font-size="12pt" style:font-size-asian="12pt"/>
    </style:style>
    <style:style style:name="P142" style:parent-style-name="ListParagraph" style:list-style-name="LFO8" style:family="paragraph">
      <style:text-properties fo:font-size="12pt" style:font-size-asian="12pt"/>
    </style:style>
    <style:style style:name="P143" style:parent-style-name="ListParagraph" style:list-style-name="LFO8" style:family="paragraph">
      <style:text-properties fo:font-size="12pt" style:font-size-asian="12pt"/>
    </style:style>
    <style:style style:name="P144" style:parent-style-name="ListParagraph" style:list-style-name="LFO8" style:family="paragraph">
      <style:text-properties fo:font-size="12pt" style:font-size-asian="12pt"/>
    </style:style>
    <style:style style:name="P145" style:parent-style-name="Normal" style:family="paragraph">
      <style:text-properties fo:font-size="12pt" style:font-size-asian="12pt"/>
    </style:style>
    <style:style style:name="P146" style:parent-style-name="Normal" style:family="paragraph">
      <style:text-properties fo:font-weight="bold" style:font-weight-asian="bold" fo:font-size="12pt" style:font-size-asian="12pt"/>
    </style:style>
    <style:style style:name="P147" style:parent-style-name="ListParagraph" style:list-style-name="LFO9" style:family="paragraph">
      <style:text-properties fo:font-size="12pt" style:font-size-asian="12pt"/>
    </style:style>
    <style:style style:name="P148" style:parent-style-name="ListParagraph" style:list-style-name="LFO9" style:family="paragraph">
      <style:text-properties fo:font-size="12pt" style:font-size-asian="12pt"/>
    </style:style>
    <style:style style:name="P149" style:parent-style-name="ListParagraph" style:list-style-name="LFO9" style:family="paragraph">
      <style:text-properties fo:font-size="12pt" style:font-size-asian="12pt"/>
    </style:style>
    <style:style style:name="P150" style:parent-style-name="ListParagraph" style:list-style-name="LFO9" style:family="paragraph">
      <style:text-properties fo:font-size="12pt" style:font-size-asian="12pt"/>
    </style:style>
    <style:style style:name="P151" style:parent-style-name="ListParagraph" style:list-style-name="LFO9" style:family="paragraph">
      <style:text-properties fo:font-size="12pt" style:font-size-asian="12pt"/>
    </style:style>
    <style:style style:name="P152" style:parent-style-name="ListParagraph" style:list-style-name="LFO9" style:family="paragraph">
      <style:text-properties fo:font-size="12pt" style:font-size-asian="12pt"/>
    </style:style>
    <style:style style:name="P153" style:parent-style-name="ListParagraph" style:list-style-name="LFO9" style:family="paragraph">
      <style:text-properties fo:font-size="12pt" style:font-size-asian="12pt"/>
    </style:style>
    <style:style style:name="P154" style:parent-style-name="ListParagraph" style:list-style-name="LFO9" style:family="paragraph">
      <style:text-properties fo:font-size="12pt" style:font-size-asian="12pt"/>
    </style:style>
    <style:style style:name="P155" style:parent-style-name="ListParagraph" style:list-style-name="LFO9" style:family="paragraph">
      <style:text-properties fo:font-size="12pt" style:font-size-asian="12pt"/>
    </style:style>
    <style:style style:name="P156" style:parent-style-name="ListParagraph" style:list-style-name="LFO9" style:family="paragraph">
      <style:text-properties fo:font-size="12pt" style:font-size-asian="12pt"/>
    </style:style>
    <style:style style:name="P157" style:parent-style-name="Normal" style:family="paragraph">
      <style:text-properties fo:font-size="12pt" style:font-size-asian="12pt"/>
    </style:style>
    <style:style style:name="P158" style:parent-style-name="Normal" style:family="paragraph">
      <style:text-properties fo:font-weight="bold" style:font-weight-asian="bold" fo:font-size="14pt" style:font-size-asian="14pt"/>
    </style:style>
    <style:style style:name="P159" style:parent-style-name="ListParagraph" style:list-style-name="LFO10" style:family="paragraph">
      <style:text-properties fo:font-size="12pt" style:font-size-asian="12pt"/>
    </style:style>
    <style:style style:name="P160" style:parent-style-name="ListParagraph" style:list-style-name="LFO10" style:family="paragraph">
      <style:text-properties fo:font-size="12pt" style:font-size-asian="12pt"/>
    </style:style>
    <style:style style:name="P161" style:parent-style-name="ListParagraph" style:list-style-name="LFO10" style:family="paragraph">
      <style:text-properties fo:font-size="12pt" style:font-size-asian="12pt"/>
    </style:style>
    <style:style style:name="P162" style:parent-style-name="ListParagraph" style:list-style-name="LFO10" style:family="paragraph">
      <style:text-properties fo:font-size="12pt" style:font-size-asian="12pt"/>
    </style:style>
    <style:style style:name="P163" style:parent-style-name="ListParagraph" style:list-style-name="LFO10" style:family="paragraph">
      <style:text-properties fo:font-size="12pt" style:font-size-asian="12pt"/>
    </style:style>
    <style:style style:name="P164" style:parent-style-name="ListParagraph" style:list-style-name="LFO10" style:family="paragraph">
      <style:text-properties fo:font-size="12pt" style:font-size-asian="12pt"/>
    </style:style>
    <style:style style:name="P165" style:parent-style-name="ListParagraph" style:list-style-name="LFO10" style:family="paragraph">
      <style:text-properties fo:font-size="12pt" style:font-size-asian="12pt"/>
    </style:style>
    <style:style style:name="P166" style:parent-style-name="ListParagraph" style:list-style-name="LFO10" style:family="paragraph">
      <style:text-properties fo:font-size="12pt" style:font-size-asian="12pt"/>
    </style:style>
    <style:style style:name="P167" style:parent-style-name="ListParagraph" style:list-style-name="LFO10" style:family="paragraph">
      <style:text-properties fo:font-size="12pt" style:font-size-asian="12pt"/>
    </style:style>
    <style:style style:name="P168" style:parent-style-name="ListParagraph" style:list-style-name="LFO10" style:family="paragraph">
      <style:text-properties fo:font-size="12pt" style:font-size-asian="12pt"/>
    </style:style>
  </office:automatic-styles>
  <office:body>
    <office:text text:use-soft-page-breaks="true">
      <text:p text:style-name="P1">Boxall And Purcell Chapter 3</text:p>
      <text:p text:style-name="P2"><text:bookmark-start text:name="_GoBack"/><text:bookmark-end text:name="_GoBack"/><text:s/>– Strategic HRM: ‘best fit’ or ‘best practice’?</text:p>
      <text:list text:style-name="LFO1" text:continue-numbering="true">
        <text:list-item>
          <text:p text:style-name="P3">One message clear, help the firm make its hrm consistent with its strategic direction, integrate hr<text:s/>strategy with the wider business strategy.</text:p>
        </text:list-item>
        <text:list-item>
          <text:p text:style-name="P4">How hrm should be integrated into strategic mang and to consider the evidence for these claims.</text:p>
        </text:list-item>
        <text:list-item>
          <text:p text:style-name="P5">No single way of liking hrm to strategy advocated by theory.</text:p>
        </text:list-item>
        <text:list-item>
          <text:p text:style-name="P6"><text:s/>The contingency approaches that are prevalent in the thoeyr of strategic mang, firms must adapt their hr strategies to toehr elemetns of the firms strategy and to its wider environment. <text:s/>What constitures a good hr stragegy will depend on the specific context.</text:p>
        </text:list-item>
        <text:list-item>
          <text:p text:style-name="P7">Best practice- all firms will be better off it they<text:s/>identify and adopt those hr practices which are shown to be best for organising work and managing people. <text:s/>Not stratight forward- howo best practice modelsare defined and about whose interests are best served by them</text:p>
        </text:list-item>
      </text:list>
      <text:p text:style-name="P8">Defining strategic hrm and hr strategy</text:p>
      <text:list text:style-name="LFO2" text:continue-numbering="true">
        <text:list-item>
          <text:p text:style-name="P9">We do not associate hrm with any particular style of mang.</text:p>
        </text:list-item>
        <text:list-item>
          <text:p text:style-name="P10">The application of strategic to hrm implies a concern with the ways in which hrm is critical to the firms survival and to its relative success.</text:p>
        </text:list-item>
        <text:list-item>
          <text:p text:style-name="P11">Strategic choices-either play a role in underpinning<text:s/>the firms viability or they contribute to some kind of sustained competitive advantage, helping to create major differences in the quality of business performance.</text:p>
        </text:list-item>
        <text:list-item>
          <text:p text:style-name="P12">Refereeing to a firms pattern of strategic choices in labour mang as its organisational human resource strategy or hr strategy.</text:p>
        </text:list-item>
        <text:list-item>
          <text:p text:style-name="P13">Strategic hrm is concerned with the strategyic choices associated with the org of work and the use of labour in firms and with explaining why some firms manage them more effectively than others.</text:p>
        </text:list-item>
        <text:list-item>
          <text:p text:style-name="P14">Three sets of questions<text:s/>for a review of hr strategy in a firm</text:p>
          <text:list text:continue-numbering="true">
            <text:list-item>
              <text:p text:style-name="P15">Strengths and weaknesses in hr</text:p>
            </text:list-item>
            <text:list-item>
              <text:p text:style-name="P16">Competitive risks and potenetial in hrm</text:p>
            </text:list-item>
            <text:list-item>
              <text:p text:style-name="P17">Assessment of strategic hr mang processes</text:p>
            </text:list-item>
          </text:list>
        </text:list-item>
        <text:list-item>
          <text:p text:style-name="P18">A study of these questions nearly always reavelas the need for better ways of measuring hr performance in<text:s/>the firm.</text:p>
        </text:list-item>
        <text:list-item>
          <text:p text:style-name="P19">Should not assume that hr strategies are uniform within firms. <text:s/>Firms rearely adopt a single style of man for all their employee groups.</text:p>
        </text:list-item>
        <text:list-item>
          <text:p text:style-name="P20">It is better to think of hr strategy as a cluster of hr systems.</text:p>
        </text:list-item>
        <text:list-item>
          <text:p text:style-name="P21">Common for one hr system for mang, another<text:s/>for core operating workers and one or more models for support worekers and specialist of various kinds.</text:p>
        </text:list-item>
        <text:list-item>
          <text:p text:style-name="P22">Difficulties arise with multidivisional firms, operating across a variety of markerst, to what extent should lower levels of mang be free to adapt hr strategies suited to their unique contexts?</text:p>
        </text:list-item>
        <text:list-item>
          <text:p text:style-name="P23">Where firms compete across national boudnaries in what ways should they adapt their hr strategies to local conditions?</text:p>
        </text:list-item>
        <text:list-item>
          <text:p text:style-name="P24">BOX 3.2 key characteristics of hr strategy</text:p>
          <text:list text:continue-numbering="true">
            <text:list-item>
              <text:p text:style-name="P25">Consists of critical goals and means for organising<text:s/>the firms work and managing its people</text:p>
            </text:list-item>
            <text:list-item>
              <text:p text:style-name="P26">Inevitably affects the firms chances of survival and its relative performance</text:p>
            </text:list-item>
            <text:list-item>
              <text:p text:style-name="P27">Is made by the whole mang team and not simply by hr specialists</text:p>
            </text:list-item>
            <text:list-item>
              <text:p text:style-name="P28">Likely to be partly planned and partly emergent in <text:s/>mang behaviour</text:p>
            </text:list-item>
            <text:list-item>
              <text:p text:style-name="P29">Typically ‘variegated’ – while there are overlaps, firms typically have different hr systems for different employee group</text:p>
            </text:list-item>
            <text:list-item>
              <text:p text:style-name="P30">Like strategy generally, is easiest to define at the business unit level</text:p>
            </text:list-item>
            <text:list-item>
              <text:p text:style-name="P31">More complex in multidivisional firms in which different business units face different markets and in which there are political interactions between coporate, dividsoanla nd business unit levels</text:p>
            </text:list-item>
            <text:list-item>
              <text:p text:style-name="P32">More comple in firms that operate across ntional boundaries because of the impact of different societal contexts.</text:p>
            </text:list-item>
          </text:list>
        </text:list-item>
      </text:list>
      <text:p text:style-name="P33">Strategic hrm: the best fit school</text:p>
      <text:list text:style-name="LFO3" text:continue-numbering="true">
        <text:list-item>
          <text:p text:style-name="P34">Hr managers inevitably tailor their hrm to their specific context.</text:p>
        </text:list-item>
      </text:list>
      <text:p text:style-name="P35">Best fit: broad analytical frameworks</text:p>
      <text:list text:style-name="LFO3" text:continue-numbering="true">
        <text:list-item>
          <text:p text:style-name="P36">In this analytical framework managers are encouraged to set their own priorities in hrm based on a consideration of stakeholder interests and situational factors.</text:p>
        </text:list-item>
        <text:list-item>
          <text:p text:style-name="P37">Hr outcomes are seen as having longer term impacts on org effectiveness and on societal and individual well being.</text:p>
        </text:list-item>
        <text:list-item>
          <text:p text:style-name="P38">Bureaucratic, market and clan models of hrm</text:p>
        </text:list-item>
        <text:list-item>
          <text:p text:style-name="P39">Bureaucratic mdoel seen as concerned with control and efficiency<text:s/>using traditional authority and such staples of personnel management as job descriptions and job evaluation to provide order and equity. <text:s/>Regarded as relevant to markets with stable tech and employment levels.</text:p>
        </text:list-item>
        <text:list-item>
          <text:p text:style-name="P40">Market approach aims to treat employees more like sub contractores, fostering short term exchanges and performance related pay systems. <text:s/>Seen as relevant to fast changing environment such as high fashion advertisng and sports.</text:p>
        </text:list-item>
        <text:list-item>
          <text:p text:style-name="P41">Clan hrm systems are seen as building more diffuse kinship links, fostering<text:s/>shared values, teamwork and strong commintment in org seeking long term adaptability. <text:s/>Relevant to firms pursuing quality and innovation.</text:p>
        </text:list-item>
        <text:list-item>
          <text:p text:style-name="P42">Hr strategies can and should vary based on contextual factors and that firms should aim to develop a relatively consistent style.</text:p>
        </text:list-item>
        <text:list-item>
          <text:p text:style-name="P43">Aim for consistency between hr goals and the underlying business strategy and relevant environmental conditions.</text:p>
        </text:list-item>
        <text:list-item>
          <text:p text:style-name="P44">The goal of achieving internal consistency in whatever model of hrm is adopted is strongly emphasised.</text:p>
        </text:list-item>
        <text:list-item>
          <text:p text:style-name="P45">No model should be adopted<text:s/>unless the benefits outweigh the cost</text:p>
        </text:list-item>
      </text:list>
      <text:p text:style-name="P46">Best fit; research and critique</text:p>
      <text:list text:style-name="LFO4" text:continue-numbering="true">
        <text:list-item>
          <text:p text:style-name="P47">To help organise the evidence, we will look at research on three analytical levels – socity, industry and organisation.</text:p>
        </text:list-item>
      </text:list>
      <text:p text:style-name="P48">Societal fit</text:p>
      <text:list text:style-name="LFO4" text:continue-numbering="true">
        <text:list-item>
          <text:p text:style-name="P49">About the question of whether orgs adapt to the<text:s/>characterisitcs of the societies In which they are located and whether they are wise to do so.</text:p>
        </text:list-item>
        <text:list-item>
          <text:p text:style-name="P50">In reality, compliance with labour law is variable, with some firms seeking to avoid their legal responsibilities in any society.</text:p>
        </text:list-item>
        <text:list-item>
          <text:p text:style-name="P51">The behaviour of rims is heavily shaped by labour law and all firms ought to comply with it if they wish to be responsible corporate citizens.</text:p>
        </text:list-item>
        <text:list-item>
          <text:p text:style-name="P52">Societal fit also includes adaptation to national economic conditions, including the relative difficulty of recruiting suitable labour in local<text:s/>labour markets.</text:p>
        </text:list-item>
        <text:list-item>
          <text:p text:style-name="P53">Issue of differences across countries in cultural norms, in the way people instinctively behave.</text:p>
        </text:list-item>
        <text:list-item>
          <text:p text:style-name="P54">Vast majority of evidence suggests that these sorts of differences in cultural atitudes do find their way into hr practices.</text:p>
        </text:list-item>
        <text:list-item>
          <text:p text:style-name="P55">Various studies in<text:s/>international business literature suggest that orgs are more effective when managers work with the grain of these cultural differences rather than against them.</text:p>
        </text:list-item>
        <text:list-item>
          <text:p text:style-name="P56">Multinational firms do not completely adapt to local conditions. <text:s/>The evidence suggests that they substantially adapt to national institutions and cultural norms while still seeking to take advantage of their proprietart technologies.</text:p>
        </text:list-item>
        <text:list-item>
          <text:p text:style-name="P57">Hr practices are localised.</text:p>
        </text:list-item>
      </text:list>
      <text:p text:style-name="P58">Industry Fit</text:p>
      <text:list text:style-name="LFO5" text:continue-numbering="true">
        <text:list-item>
          <text:p text:style-name="P59"><text:span text:style-name="T60">Notion of industry fit encapsulates the relationship between firms and the</text:span><text:span text:style-name="T61"><text:s/>economic, tehnological and soio political factors that are specific to their particular industry.</text:span></text:p>
        </text:list-item>
        <text:list-item>
          <text:p text:style-name="P62"><text:span text:style-name="T63">The industry is a critical level of analysis in strategic mang,<text:s/></text:span></text:p>
        </text:list-item>
        <text:list-item>
          <text:p text:style-name="P64"><text:span text:style-name="T65">The existence of industry recipes shows that fimrs tend to imitate what is seen to work in t</text:span><text:span text:style-name="T66">heir industry, and this includes approaches to managing people.</text:span></text:p>
        </text:list-item>
        <text:list-item>
          <text:p text:style-name="P67"><text:span text:style-name="T68">Different industry characteristics such as different types of tech and different rates of growth affect organisational cultures.</text:span></text:p>
        </text:list-item>
        <text:list-item>
          <text:p text:style-name="P69"><text:span text:style-name="T70">Industry is a complex variable.</text:span></text:p>
        </text:list-item>
        <text:list-item>
          <text:p text:style-name="P71"><text:span text:style-name="T72">When we say indstury we are thi</text:span><text:span text:style-name="T73">nking about various levels at which differences in mang behaviour can occur; differences between broad secotrs, between indsutries within sectors and within industries across customer segmetns or strategic groups.</text:span></text:p>
        </text:list-item>
        <text:list-item>
          <text:p text:style-name="P74"><text:span text:style-name="T75">Private v public sector, private is profit</text:span><text:span text:style-name="T76"><text:s/>driven whereas putlic sector orgs are tpically larger and more bureaucratic than those in private and more unionised.</text:span></text:p>
        </text:list-item>
        <text:list-item>
          <text:p text:style-name="P77"><text:span text:style-name="T78">Within the broad sectors there are further important differnces, hrm in private varies between manufacturing and services and varies mark</text:span><text:span text:style-name="T79">edly within eah domain.</text:span></text:p>
        </text:list-item>
        <text:list-item>
          <text:p text:style-name="P80"><text:span text:style-name="T81">Within manufacturing, analysis of the different types of production technology helps to reveal importnant differences in work systems.</text:span></text:p>
        </text:list-item>
        <text:list-item>
          <text:p text:style-name="P82"><text:span text:style-name="T83">The greater the investment in production tech required in the industry the greater will be the ec</text:span><text:span text:style-name="T84">onomic incentive to invest in the people who are employed to keep it working.</text:span></text:p>
        </text:list-item>
        <text:list-item>
          <text:p text:style-name="P85"><text:span text:style-name="T86">The general observation in service industries is that the greater the knowledge required to deliver the service or the higher the quality of the service, the ihger will be the pr</text:span><text:span text:style-name="T87">ice of it and the greater will be the investment in recruiting, paying and developing the people who deliver it.</text:span></text:p>
        </text:list-item>
        <text:list-item>
          <text:p text:style-name="P88"><text:span text:style-name="T89">High investment models of hrm are cost effective in those service industries where customers will pay the premium prices that make the firms hi</text:span><text:span text:style-name="T90">gh cost labour sustainable.</text:span></text:p>
        </text:list-item>
        <text:list-item>
          <text:p text:style-name="P91"><text:span text:style-name="T92">Hr investments vary not only between industries but tend to vary enormously within any industry in which there are major quality differences.</text:span></text:p>
        </text:list-item>
      </text:list>
      <text:p text:style-name="P93">Organisational fit</text:p>
      <text:list text:style-name="LFO6" text:continue-numbering="true">
        <text:list-item>
          <text:p text:style-name="P94">The issue here is whether managers can and should mould their hr strategies to fit in with other critical features of their particular business, including its wider strategy and its structural features.</text:p>
        </text:list-item>
        <text:list-item>
          <text:p text:style-name="P95">Relationship between org size and hrm-&gt; the larger the org are the more likely to have due process procedures, use more<text:s/>sophisticated staffing and training practices and have more developed internal labour markets.</text:p>
        </text:list-item>
        <text:list-item>
          <text:p text:style-name="P96">Employees often bring greater expectations to larger firms</text:p>
        </text:list-item>
        <text:list-item>
          <text:p text:style-name="P97">Size of org makes a major difference to the kind of hr practices mang adopts and to the level of formalisation involved in hrm.</text:p>
        </text:list-item>
        <text:list-item>
          <text:p text:style-name="P98">Second kind of org fit-&gt; the ovservation that hr varies across organisational life cycle stages such as birth, growth and maturity</text:p>
        </text:list-item>
        <text:list-item>
          <text:p text:style-name="P99">Firms experiencing high rates of growth consider employee development their biggest problem but perceive much less difficulty with employee retention</text:p>
        </text:list-item>
        <text:list-item>
          <text:p text:style-name="P100">Among the most influential models of org fit in hrm are those that have argued that the key issue in org fit concerns the link between competitive strategy and hr strategy.</text:p>
        </text:list-item>
        <text:list-item>
          <text:p text:style-name="P101">In this line of thinking, it is<text:s/>critical to bring hr strategy into line with the firms desired market position.</text:p>
        </text:list-item>
        <text:list-item>
          <text:p text:style-name="P102">When advocating fitting hr strategy to competitive strategy they are usually talking about matching hr practices to the marketing strategy of a particular business unit which operates in a praticualr industry. <text:s/>Not to be confused with how to develop hr strategy in a multidivisional org in which the parent compay presides over diverse divisons and business units.</text:p>
        </text:list-item>
        <text:list-item>
          <text:p text:style-name="P103">Secong, generaly talking about how man should manage core operating<text:s/>workers; those most intimately involved in making the product or providing the service.</text:p>
        </text:list-item>
        <text:list-item>
          <text:p text:style-name="P104">Schuler and Jackson model- spells out the connections between competitive strategies, desired employee behaviours and particular hr practices.</text:p>
        </text:list-item>
        <text:list-item>
          <text:p text:style-name="P105">Argue that hr practices<text:s/>should be designed to reinforce the behavioural implicatiosn of the various competitive strategies defined by porter.</text:p>
        </text:list-item>
        <text:list-item>
          <text:p text:style-name="P106">S and j use porters framework to argue that performance will improve when the hr practices in a business mutually reinforce competitive strategy.</text:p>
        </text:list-item>
        <text:list-item>
          <text:p text:style-name="P107">Fundamental idea is that business perf will be better when there is alignment between competitive strategy and the manag of core operating workers inside the business.</text:p>
        </text:list-item>
        <text:list-item>
          <text:p text:style-name="P108">In evaluating such a claim we come back to our two questions; do managers relate<text:s/>their hr practices to their competitive strategies and are they wise to do so?</text:p>
        </text:list-item>
        <text:list-item>
          <text:p text:style-name="P109">Hr strategy is closely related to competitive positioning in services.</text:p>
        </text:list-item>
        <text:list-item>
          <text:p text:style-name="P110">Perf of firms adopting advanced manufacturing tech is better when they make commensurate improvements in<text:s/>the people infrastructure that enables the tech to function.</text:p>
        </text:list-item>
        <text:list-item>
          <text:p text:style-name="P111">The common theme is the value of ensuring hr strategy fits with more complex manufacturing goals and greater investment in manufacturing tech.</text:p>
        </text:list-item>
        <text:list-item>
          <text:p text:style-name="P112">Importance of thinking about the wider fit among competitive goals, operations management and hrm.</text:p>
        </text:list-item>
        <text:list-item>
          <text:p text:style-name="P113">In conclusion we looked at the case for best fit on 3 levels; the societal at the industry and organisations</text:p>
        </text:list-item>
        <text:list-item>
          <text:p text:style-name="P114">These three levels of analysis each rather complex, demonstrate the overwhelming impact of context on hrm.</text:p>
        </text:list-item>
      </text:list>
      <text:p text:style-name="P115"/>
      <text:p text:style-name="P116">Strategic hrm; the best practice school</text:p>
      <text:list text:style-name="LFO7" text:continue-numbering="true">
        <text:list-item>
          <text:p text:style-name="P117">In best thinking a universal prescription is preferred.</text:p>
        </text:list-item>
        <text:list-item>
          <text:p text:style-name="P118">The staunchest advocates of best practice argue that all firms will see perf impovements if they identify and implement best practices.</text:p>
        </text:list-item>
        <text:list-item>
          <text:p text:style-name="P119">Different understanding of problem of integrating hr strategy with the rest of business strategy – integration is about top mang identifying the leading edge of best practice, publicising commitments to best practices, measuring progress towards them and rewarding lower level managers for implementing them consistently.</text:p>
        </text:list-item>
        <text:list-item>
          <text:p text:style-name="P120">Does not deal with practices which are good for one side but not the other.</text:p>
        </text:list-item>
        <text:list-item>
          <text:p text:style-name="P121">Given that explicit assumptions are largely lacking, we need to consider implicit ones</text:p>
        </text:list-item>
        <text:list-item>
          <text:p text:style-name="P122">In our views the most common implicit assumption in the best practice literature is that best practices are those that enhance shareholder value.</text:p>
        </text:list-item>
      </text:list>
      <text:p text:style-name="P123">Best practice: micro foundations and macro models</text:p>
      <text:list text:style-name="LFO8" text:continue-numbering="true">
        <text:list-item>
          <text:p text:style-name="P124">Micro hrm- selection, training and appraisal have a very long tradition in wester psychologoy and mang<text:s/>theory.</text:p>
        </text:list-item>
        <text:list-item>
          <text:p text:style-name="P125">The selection and perf appraisal fileds are two areas where wer can point to an extensive body of research that assists man to carry out these processes more effectively.</text:p>
        </text:list-item>
        <text:list-item>
          <text:p text:style-name="P126">Selection and appraisal within a western cultural frame of reference, dominated by us and british research.</text:p>
        </text:list-item>
        <text:list-item>
          <text:p text:style-name="P127">Idea that mang should try to predict, appraise and reward individual perf.</text:p>
        </text:list-item>
        <text:list-item>
          <text:p text:style-name="P128">A lot of high performing employees will be angry and disloyal if their individual merit is not recognised.</text:p>
        </text:list-item>
        <text:list-item>
          <text:p text:style-name="P129">Can best practice work on macro levels, hr<text:s/>systems</text:p>
        </text:list-item>
        <text:list-item>
          <text:p text:style-name="P130">Hr systems should be synergistic; that practices should be bundled or clustered to reinforce desired effects.</text:p>
        </text:list-item>
        <text:list-item>
          <text:p text:style-name="P131">Models for this systemic level- seven practices for building profits by putting people first- <text:s/>what is evident is the desire to carefully<text:s/>hire and develop talented people, organising them into highly cooperative teams and employing them in a way that builds their commitment over the long term, through high pay, employment security and as much egaliteriansim and opensess as possible</text:p>
          <text:list text:continue-numbering="true">
            <text:list-item>
              <text:p text:style-name="P132">Employment secutiry</text:p>
            </text:list-item>
            <text:list-item>
              <text:p text:style-name="P133">Selective hiring</text:p>
            </text:list-item>
            <text:list-item>
              <text:p text:style-name="P134">Self managed teams or team working</text:p>
            </text:list-item>
            <text:list-item>
              <text:p text:style-name="P135">High pay contingent on company performance</text:p>
            </text:list-item>
            <text:list-item>
              <text:p text:style-name="P136">Extensive training</text:p>
            </text:list-item>
            <text:list-item>
              <text:p text:style-name="P137">Reduction of status differences</text:p>
            </text:list-item>
            <text:list-item>
              <text:p text:style-name="P138">Sharing info</text:p>
            </text:list-item>
          </text:list>
        </text:list-item>
        <text:list-item>
          <text:p text:style-name="P139">Some firms have tried to follow this model but are in a minority group -&gt; pay levels still low</text:p>
        </text:list-item>
        <text:list-item>
          <text:p text:style-name="P140">Typically making a normative argument of what ought to be, not what is, and they do not enquire very far into the question of what managers actually do and why they do it.</text:p>
        </text:list-item>
        <text:list-item>
          <text:p text:style-name="P141">Major body of literature attempted to define macro models of best hr practice, very diverse and at least three terms have been employed.</text:p>
        </text:list-item>
        <text:list-item>
          <text:p text:style-name="P142">High commitment manager- emphasis is on winning employee commitment to the orgs goals through positive incentive and identification thourhg company culuture rather than trying to control their behavriou through routine, short cycle jobs and direct supervision.</text:p>
        </text:list-item>
        <text:list-item>
          <text:p text:style-name="P143">High involvement work system- emphaisis on redesigning work to involve employees more fully in decision making process and on the skill and motivational practices that are needed to support<text:s/>this process</text:p>
        </text:list-item>
        <text:list-item>
          <text:p text:style-name="P144">High performance work systems –substantial investment in high performance work orgs and higher skills, involve reforms to work practices to increase employee involvement in decision making and companion investments in employee skills and changes to performance incentive to ensure they can undertake these greater responsibilities and what to do.</text:p>
        </text:list-item>
      </text:list>
      <text:p text:style-name="P145"/>
      <text:p text:style-name="P146">Models of best practice: research and critique</text:p>
      <text:list text:style-name="LFO9" text:continue-numbering="true">
        <text:list-item>
          <text:p text:style-name="P147">First difficulty is that there is too much diversity in lists of best practices. <text:s/>Major variations.</text:p>
        </text:list-item>
        <text:list-item>
          <text:p text:style-name="P148">Many theoriest simply list practices and do not specify the pathway or intervening variables through which they are supposed to improve business perf so we are not sure how they are supposed to be the best.</text:p>
        </text:list-item>
        <text:list-item>
          <text:p text:style-name="P149">Overwhelming research evidence that firms adapt their hr practices to their unique contexts.</text:p>
        </text:list-item>
        <text:list-item>
          <text:p text:style-name="P150">Problem with trying to specify a set of cross culturally best hr practices because there are significant differences across countries in cultural values.</text:p>
        </text:list-item>
        <text:list-item>
          <text:p text:style-name="P151">More appropriate line of thinking is to accept that there<text:s/>will always be socio cultural variations in how hrm is organised and look to systems or configs of hr practices that have aking of functional equivalence.</text:p>
        </text:list-item>
        <text:list-item>
          <text:p text:style-name="P152">Idenfity fou that provide interesting lesson: Swedish sociotechnical systems, jap lean production, Italian flexible specialisation and german diversified qulatiy production.</text:p>
        </text:list-item>
        <text:list-item>
          <text:p text:style-name="P153">Each of these models all of which have internal variations are embedded in national law, customs and mang styels that vary from the us.</text:p>
        </text:list-item>
        <text:list-item>
          <text:p text:style-name="P154">Very difficult to transplant foreign models of<text:s/>high perf work systems to usa because of these socio political context</text:p>
        </text:list-item>
        <text:list-item>
          <text:p text:style-name="P155">Us and jap steel plants, us plants have achieved similar operational perf to japs ones have done through adopting the principles of employee driven problem solving seen in jap plants while customising employment practices.</text:p>
        </text:list-item>
        <text:list-item>
          <text:p text:style-name="P156">Their work indicates the way in which the debate about best practice needs to evolve; away from the idea that we can have exact replicas of best practices in all industries towards studies of hr systems or modles that<text:s/>are established on a core set of common principles but inevitably show intelligent adaptation of specific practices across contexts</text:p>
        </text:list-item>
      </text:list>
      <text:p text:style-name="P157"/>
      <text:p text:style-name="P158">Conclusion</text:p>
      <text:list text:style-name="LFO10" text:continue-numbering="true">
        <text:list-item>
          <text:p text:style-name="P159">Identify a winner best fit or best practice? Clear win to best fit on the evidence of what firms actually do.</text:p>
        </text:list-item>
        <text:list-item>
          <text:p text:style-name="P160">It<text:s/>demonstrates that methods of labour management are inevitably influenced by context, including a range of economic and socio political factors.</text:p>
        </text:list-item>
        <text:list-item>
          <text:p text:style-name="P161">There ways in which possible to take some value out of best practice</text:p>
          <text:list text:continue-numbering="true">
            <text:list-item>
              <text:p text:style-name="P162">When companies commite to executive selection process they are adividesd to avoid invalid predictors of executive perf, all takes place within cultural context</text:p>
            </text:list-item>
            <text:list-item>
              <text:p text:style-name="P163">Studying specific industries it is clearly possible to identify hr systems that embody a set of principles while fostering astute local adaptations in different production sites around the world.</text:p>
            </text:list-item>
            <text:list-item>
              <text:p text:style-name="P164">We think there is cope to identify some gerneal principles in hrm.</text:p>
            </text:list-item>
          </text:list>
        </text:list-item>
        <text:list-item>
          <text:p text:style-name="P165">What principles?we claimed that a good perf in hrm involves dealing with multiple goals, there are multiple gbottom lines in hrm including economic and socio political gaols which involve making trade offs and dynamic tensions.</text:p>
        </text:list-item>
        <text:list-item>
          <text:p text:style-name="P166">The pursuit of economic and socio political goals means that firms inevitably adapt their hrm to specific context and there yare wise to do so.</text:p>
        </text:list-item>
        <text:list-item>
          <text:p text:style-name="P167">We have argued<text:s/>that all modles of hrm work through their impacts on employees.</text:p>
        </text:list-item>
        <text:list-item>
          <text:p text:style-name="P16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10T10:12:00Z</meta:creation-date>
    <dc:date>2014-10-17T14:57:00Z</dc:date>
    <meta:template xlink:href="Normal" xlink:type="simple"/>
    <meta:editing-cycles>15</meta:editing-cycles>
    <meta:editing-duration>PT168720S</meta:editing-duration>
    <meta:document-statistic meta:page-count="1" meta:paragraph-count="36" meta:word-count="2709" meta:character-count="18118" meta:row-count="128" meta:non-whitespace-character-count="15445"/>
  </office:meta>
</office:document-meta>
</file>